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729fcf" draw:fill-gradient-name="Gradient_20_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color="#729fcf" draw:fill-gradient-name="Gradient_20_2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color="#729fcf" draw:fill-gradient-name="Gradient_20_4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color="#729fcf" draw:fill-gradient-name="Gradient_20_7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color="#729fcf" draw:fill-gradient-name="Gradient_20_6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gradient" draw:fill-color="#729fcf" draw:fill-gradient-name="Gradient_20_8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gradient" draw:fill-color="#729fcf" draw:fill-gradient-name="Gradient_20_9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gradient" draw:fill-color="#729fcf" draw:fill-gradient-name="Gradient_20_10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e1e2e" draw:textarea-horizontal-align="justify" draw:textarea-vertical-align="middle" draw:auto-grow-height="false" fo:min-height="13.332cm" fo:min-width="25.0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e1e2e" draw:textarea-horizontal-align="justify" draw:textarea-vertical-align="middle" draw:auto-grow-height="false" fo:min-height="13.332cm" fo:min-width="25.032cm"/>
      <style:paragraph-properties style:writing-mode="lr-tb"/>
    </style:style>
    <style:style style:name="pr1" style:family="presentation" style:parent-style-name="Padrão-title">
      <style:graphic-properties draw:auto-grow-height="true"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2.81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draw:auto-grow-height="true" fo:min-height="3cm"/>
      <style:paragraph-properties style:writing-mode="lr-tb"/>
    </style:style>
    <style:style style:name="pr5" style:family="presentation" style:parent-style-name="Padrão-subtitle">
      <style:graphic-properties draw:fill-color="#729fcf" draw:textarea-vertical-align="middle" fo:min-height="5.5cm"/>
      <style:paragraph-properties style:writing-mode="lr-tb"/>
    </style:style>
    <style:style style:name="pr6" style:family="presentation" style:parent-style-name="Padrão-subtitle">
      <style:graphic-properties draw:fill-color="#ffffff" draw:textarea-vertical-align="middle" fo:min-height="2.054cm"/>
      <style:paragraph-properties style:writing-mode="lr-tb"/>
    </style:style>
    <style:style style:name="pr7" style:family="presentation" style:parent-style-name="Padrão-title">
      <style:graphic-properties draw:auto-grow-height="true" fo:min-height="2.5cm"/>
      <style:paragraph-properties style:writing-mode="lr-tb"/>
    </style:style>
    <style:style style:name="pr8" style:family="presentation" style:parent-style-name="Padrão-subtitle">
      <style:graphic-properties draw:fill-color="#ffffff" draw:textarea-vertical-align="middle" fo:min-height="6cm"/>
      <style:paragraph-properties style:writing-mode="lr-tb"/>
    </style:style>
    <style:style style:name="pr9" style:family="presentation" style:parent-style-name="Padrão-subtitle">
      <style:graphic-properties draw:fill-color="#ffffff" draw:textarea-vertical-align="middle" fo:min-height="1.575cm"/>
      <style:paragraph-properties style:writing-mode="lr-tb"/>
    </style:style>
    <style:style style:name="pr10" style:family="presentation" style:parent-style-name="Padrão-subtitle">
      <style:graphic-properties draw:fill-color="#ffffff" draw:textarea-vertical-align="middle" fo:min-height="13cm"/>
      <style:paragraph-properties style:writing-mode="lr-tb"/>
    </style:style>
    <style:style style:name="pr11" style:family="presentation" style:parent-style-name="Padrão-subtitle">
      <style:graphic-properties draw:fill-color="#ffffff" draw:textarea-vertical-align="middle" fo:min-height="1.067cm"/>
      <style:paragraph-properties style:writing-mode="lr-tb"/>
    </style:style>
    <style:style style:name="pr12" style:family="presentation" style:parent-style-name="Padrão-subtitle">
      <style:graphic-properties draw:fill-color="#ffffff" draw:textarea-vertical-align="middle" fo:min-height="2.452cm"/>
      <style:paragraph-properties style:writing-mode="lr-tb"/>
    </style:style>
    <style:style style:name="pr13" style:family="presentation" style:parent-style-name="Padrão-subtitle">
      <style:graphic-properties draw:fill-color="#ffffff" draw:textarea-vertical-align="middle" fo:min-height="3cm"/>
      <style:paragraph-properties style:writing-mode="lr-tb"/>
    </style:style>
    <style:style style:name="pr14" style:family="presentation" style:parent-style-name="Padrão-title">
      <style:graphic-properties draw:auto-grow-height="true" fo:min-height="1.952cm"/>
      <style:paragraph-properties style:writing-mode="lr-tb"/>
    </style:style>
    <style:style style:name="pr15" style:family="presentation" style:parent-style-name="Padrão-subtitle">
      <style:graphic-properties draw:fill-color="#ffffff" draw:textarea-vertical-align="middle" fo:min-height="10cm"/>
      <style:paragraph-properties style:writing-mode="lr-tb"/>
    </style:style>
    <style:style style:name="pr16" style:family="presentation" style:parent-style-name="Padrão-subtitle">
      <style:graphic-properties draw:fill-color="#ffffff" draw:textarea-vertical-align="middle" fo:min-height="1.576cm"/>
      <style:paragraph-properties style:writing-mode="lr-tb"/>
    </style:style>
    <style:style style:name="pr17" style:family="presentation" style:parent-style-name="Padrão-subtitle">
      <style:graphic-properties draw:fill-color="#ffffff" draw:textarea-vertical-align="middle" fo:min-height="3.556cm"/>
      <style:paragraph-properties style:writing-mode="lr-tb"/>
    </style:style>
    <style:style style:name="pr18" style:family="presentation" style:parent-style-name="Padrão-subtitle">
      <style:graphic-properties draw:fill-color="#ffffff" draw:textarea-vertical-align="middle" fo:min-height="3.5cm"/>
      <style:paragraph-properties style:writing-mode="lr-tb"/>
    </style:style>
    <style:style style:name="pr19" style:family="presentation" style:parent-style-name="Padrão-subtitle">
      <style:graphic-properties draw:fill-color="#ffffff" draw:textarea-vertical-align="middle" fo:min-height="1.71cm"/>
      <style:paragraph-properties style:writing-mode="lr-tb"/>
    </style:style>
    <style:style style:name="pr20" style:family="presentation" style:parent-style-name="Padrão-subtitle">
      <style:graphic-properties draw:fill-color="#ffffff" draw:textarea-vertical-align="middle" fo:min-height="5.062cm"/>
      <style:paragraph-properties style:writing-mode="lr-tb"/>
    </style:style>
    <style:style style:name="pr21" style:family="presentation" style:parent-style-name="Padrão-subtitle" style:list-style-name="L3">
      <style:graphic-properties draw:fill-color="#ffffff" draw:textarea-vertical-align="middle" fo:min-height="3.662cm"/>
      <style:paragraph-properties style:writing-mode="lr-tb"/>
    </style:style>
    <style:style style:name="pr22" style:family="presentation" style:parent-style-name="Padrão-title">
      <style:graphic-properties draw:auto-grow-height="true" fo:min-height="1.5cm"/>
      <style:paragraph-properties style:writing-mode="lr-tb"/>
    </style:style>
    <style:style style:name="pr23" style:family="presentation" style:parent-style-name="Padrão-subtitle" style:list-style-name="L3">
      <style:graphic-properties draw:fill-color="#ffffff" draw:textarea-vertical-align="middle" fo:min-height="1.5cm"/>
      <style:paragraph-properties style:writing-mode="lr-tb"/>
    </style:style>
    <style:style style:name="pr24" style:family="presentation" style:parent-style-name="Padrão-subtitle" style:list-style-name="L3">
      <style:graphic-properties draw:fill-color="#ffffff" draw:textarea-vertical-align="middle" fo:min-height="1.5cm"/>
      <style:paragraph-properties style:writing-mode="lr-tb"/>
    </style:style>
    <style:style style:name="pr25" style:family="presentation" style:parent-style-name="Padrão-subtitle" style:list-style-name="L3">
      <style:graphic-properties draw:fill-color="#ffffff" draw:textarea-vertical-align="middle" fo:min-height="3.162cm"/>
      <style:paragraph-properties style:writing-mode="lr-tb"/>
    </style:style>
    <style:style style:name="pr26" style:family="presentation" style:parent-style-name="Padrão-subtitle">
      <style:graphic-properties draw:fill-color="#ffffff" draw:textarea-vertical-align="middle" fo:min-height="2.778cm"/>
      <style:paragraph-properties style:writing-mode="lr-tb"/>
    </style:style>
    <style:style style:name="pr27" style:family="presentation" style:parent-style-name="Padrão-subtitle">
      <style:graphic-properties draw:fill-color="#ffffff" draw:textarea-vertical-align="middle" fo:min-height="8.5cm"/>
      <style:paragraph-properties style:writing-mode="lr-tb"/>
    </style:style>
    <style:style style:name="pr28" style:family="presentation" style:parent-style-name="Padrão-subtitle">
      <style:graphic-properties draw:fill-color="#ffffff" draw:textarea-vertical-align="middle" fo:min-height="5.5cm"/>
      <style:paragraph-properties style:writing-mode="lr-tb"/>
    </style:style>
    <style:style style:name="P1" style:family="paragraph">
      <loext:graphic-properties draw:fill-color="#1e1e2e"/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34pt" style:font-size-asian="34pt" style:font-size-complex="34pt"/>
    </style:style>
    <style:style style:name="P7" style:family="paragraph">
      <style:paragraph-properties fo:line-height="115%" fo:text-align="start"/>
      <style:text-properties fo:color="#ffffff" loext:opacity="100%" fo:font-size="23pt" style:font-size-asian="23pt" style:font-size-complex="23pt"/>
    </style:style>
    <style:style style:name="P8" style:family="paragraph">
      <style:paragraph-properties fo:margin-left="0cm" fo:margin-right="0cm" fo:line-height="115%" fo:text-align="start" fo:text-indent="0cm"/>
      <style:text-properties fo:color="#ffffff" loext:opacity="100%" fo:font-size="23pt" style:font-size-asian="23pt" style:font-size-complex="23pt"/>
    </style:style>
    <style:style style:name="P9" style:family="paragraph">
      <loext:graphic-properties draw:fill-color="#729fcf"/>
      <style:paragraph-properties fo:line-height="115%" fo:text-align="start"/>
      <style:text-properties fo:color="#ffffff" loext:opacity="100%" fo:font-size="23pt" style:font-size-asian="23pt" style:font-size-complex="23pt"/>
    </style:style>
    <style:style style:name="P10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1" style:family="paragraph">
      <loext:graphic-properties draw:fill-color="#ffffff"/>
      <style:paragraph-properties fo:text-align="center"/>
      <style:text-properties fo:color="#ffffff" loext:opacity="100%" fo:font-size="18pt" style:font-size-asian="18pt" style:font-size-complex="18pt"/>
    </style:style>
    <style:style style:name="P12" style:family="paragraph">
      <style:text-properties fo:color="#ffffff" loext:opacity="100%" fo:font-size="24pt" style:font-size-asian="34pt" style:font-size-complex="34pt"/>
    </style:style>
    <style:style style:name="P13" style:family="paragraph">
      <style:paragraph-properties fo:line-height="150%" fo:text-align="start"/>
      <style:text-properties fo:color="#ffffff" loext:opacity="100%" fo:font-size="23pt" style:font-size-asian="23pt" style:font-size-complex="23pt"/>
    </style:style>
    <style:style style:name="P14" style:family="paragraph">
      <style:paragraph-properties fo:margin-left="0cm" fo:margin-right="0cm" fo:line-height="150%" fo:text-align="start" fo:text-indent="0cm"/>
      <style:text-properties fo:color="#ffffff" loext:opacity="100%" fo:font-size="23pt" style:font-size-asian="23pt" style:font-size-complex="23pt"/>
    </style:style>
    <style:style style:name="P15" style:family="paragraph">
      <loext:graphic-properties draw:fill-color="#ffffff"/>
      <style:paragraph-properties fo:line-height="150%" fo:text-align="start"/>
      <style:text-properties fo:color="#ffffff" loext:opacity="100%" fo:font-size="23pt" style:font-size-asian="23pt" style:font-size-complex="23pt"/>
    </style:style>
    <style:style style:name="P16" style:family="paragraph">
      <style:paragraph-properties fo:text-align="start"/>
      <style:text-properties fo:color="#ffffff" loext:opacity="100%" fo:font-size="20pt" style:font-size-asian="20pt" style:font-size-complex="20pt"/>
    </style:style>
    <style:style style:name="P17" style:family="paragraph">
      <loext:graphic-properties draw:fill-color="#ffffff"/>
      <style:paragraph-properties fo:text-align="start"/>
      <style:text-properties fo:color="#ffffff" loext:opacity="100%" fo:font-size="20pt" style:font-size-asian="20pt" style:font-size-complex="20pt"/>
    </style:style>
    <style:style style:name="P18" style:family="paragraph">
      <style:paragraph-properties fo:text-align="start"/>
      <style:text-properties fo:color="#ffffff" loext:opacity="100%" fo:font-size="24pt" style:font-size-asian="34pt" style:font-size-complex="34pt"/>
    </style:style>
    <style:style style:name="P19" style:family="paragraph">
      <style:paragraph-properties fo:text-align="center"/>
      <style:text-properties fo:color="#ffffff" loext:opacity="100%" fo:font-size="34pt" style:font-size-asian="34pt" style:font-size-complex="34pt"/>
    </style:style>
    <style:style style:name="P20" style:family="paragraph">
      <style:paragraph-properties fo:line-height="115%" fo:text-align="start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ffff"/>
      <style:paragraph-properties fo:line-height="115%" fo:text-align="start"/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line-height="115%" fo:text-align="start"/>
      <style:text-properties fo:color="#ffffff" loext:opacity="100%" fo:font-size="18pt" style:font-size-asian="18pt" style:font-size-complex="18pt"/>
    </style:style>
    <style:style style:name="P24" style:family="paragraph">
      <loext:graphic-properties draw:fill-color="#ffffff"/>
      <style:paragraph-properties fo:line-height="115%" fo:text-align="start"/>
      <style:text-properties fo:color="#ffffff" loext:opacity="100%" fo:font-size="18pt" style:font-size-asian="18pt" style:font-size-complex="18pt"/>
    </style:style>
    <style:style style:name="P25" style:family="paragraph">
      <style:paragraph-properties fo:text-align="start"/>
      <style:text-properties fo:color="#ffffff" loext:opacity="100%" fo:font-size="21pt" style:font-size-asian="21pt" style:font-size-complex="21pt"/>
    </style:style>
    <style:style style:name="P26" style:family="paragraph">
      <style:paragraph-properties fo:line-height="115%" fo:text-align="center"/>
      <style:text-properties fo:color="#ffffff" loext:opacity="100%" fo:font-size="24pt" style:font-size-asian="18pt" style:font-size-complex="18pt"/>
    </style:style>
    <style:style style:name="P27" style:family="paragraph">
      <loext:graphic-properties draw:fill-color="#ffffff"/>
      <style:paragraph-properties fo:line-height="115%" fo:text-align="center"/>
      <style:text-properties fo:color="#ffffff" loext:opacity="100%" fo:font-size="24pt" style:font-size-asian="18pt" style:font-size-complex="18pt"/>
    </style:style>
    <style:style style:name="P28" style:family="paragraph">
      <style:paragraph-properties fo:line-height="100%" fo:text-align="start"/>
      <style:text-properties fo:color="#ffffff" loext:opacity="100%" fo:font-size="50pt" style:font-size-asian="50pt" style:font-size-complex="50pt"/>
    </style:style>
    <style:style style:name="P29" style:family="paragraph">
      <loext:graphic-properties draw:fill-color="#ffffff"/>
      <style:paragraph-properties fo:line-height="100%" fo:text-align="start"/>
      <style:text-properties fo:color="#ffffff" loext:opacity="100%" fo:font-size="50pt" style:font-size-asian="50pt" style:font-size-complex="50pt"/>
    </style:style>
    <style:style style:name="P30" style:family="paragraph">
      <style:paragraph-properties fo:line-height="100%" fo:text-align="start"/>
      <style:text-properties fo:color="#ffffff" loext:opacity="100%" fo:font-size="18pt" style:font-size-asian="18pt" style:font-size-complex="18pt"/>
    </style:style>
    <style:style style:name="P31" style:family="paragraph">
      <loext:graphic-properties draw:fill-color="#ffffff"/>
      <style:paragraph-properties fo:line-height="100%" fo:text-align="start"/>
      <style:text-properties fo:color="#ffffff" loext:opacity="100%" fo:font-size="18pt" style:font-size-asian="18pt" style:font-size-complex="18pt"/>
    </style:style>
    <style:style style:name="P32" style:family="paragraph">
      <style:paragraph-properties fo:line-height="100%" fo:text-align="center"/>
      <style:text-properties fo:color="#ffffff" loext:opacity="100%" fo:font-size="18pt" style:font-size-asian="18pt" style:font-size-complex="18pt"/>
    </style:style>
    <style:style style:name="P33" style:family="paragraph">
      <style:text-properties fo:font-size="34pt" style:font-size-asian="34pt" style:font-size-complex="34pt"/>
    </style:style>
    <style:style style:name="P34" style:family="paragraph">
      <style:paragraph-properties fo:line-height="100%" fo:text-align="start"/>
      <style:text-properties fo:font-size="19pt" style:font-size-asian="19pt" style:font-size-complex="19pt"/>
    </style:style>
    <style:style style:name="P35" style:family="paragraph">
      <loext:graphic-properties draw:fill-color="#ffffff"/>
      <style:paragraph-properties fo:line-height="100%" fo:text-align="start"/>
      <style:text-properties fo:font-size="19pt" style:font-size-asian="19pt" style:font-size-complex="19pt"/>
    </style:style>
    <style:style style:name="P36" style:family="paragraph">
      <style:paragraph-properties fo:line-height="100%" fo:text-align="start"/>
      <style:text-properties fo:font-size="18pt" style:font-size-asian="18pt" style:font-size-complex="18pt"/>
    </style:style>
    <style:style style:name="P37" style:family="paragraph">
      <loext:graphic-properties draw:fill-color="#ffffff"/>
      <style:paragraph-properties fo:line-height="100%" fo:text-align="start"/>
      <style:text-properties fo:font-size="18pt" style:font-size-asian="18pt" style:font-size-complex="18pt"/>
    </style:style>
    <style:style style:name="P38" style:family="paragraph">
      <style:paragraph-properties fo:line-height="115%" fo:text-align="start"/>
      <style:text-properties fo:color="#ffffff" loext:opacity="100%" fo:font-size="19pt" style:font-size-asian="19pt" style:font-size-complex="19pt"/>
    </style:style>
    <style:style style:name="P39" style:family="paragraph">
      <style:paragraph-properties fo:margin-left="0cm" fo:margin-right="0cm" fo:line-height="115%" fo:text-align="start" fo:text-indent="0cm"/>
      <style:text-properties fo:color="#ffffff" loext:opacity="100%" fo:font-size="19pt" style:font-size-asian="19pt" style:font-size-complex="19pt"/>
    </style:style>
    <style:style style:name="P40" style:family="paragraph">
      <loext:graphic-properties draw:fill-color="#ffffff"/>
      <style:paragraph-properties fo:line-height="115%" fo:text-align="start"/>
      <style:text-properties fo:color="#ffffff" loext:opacity="100%" fo:font-size="19pt" style:font-size-asian="19pt" style:font-size-complex="19pt"/>
    </style:style>
    <style:style style:name="P41" style:family="paragraph">
      <style:paragraph-properties fo:margin-left="0cm" fo:margin-right="0cm" fo:margin-top="0cm" fo:margin-bottom="0cm" fo:line-height="115%" fo:text-align="start" fo:text-indent="0cm"/>
    </style:style>
    <style:style style:name="P42" style:family="paragraph">
      <style:paragraph-properties fo:margin-left="0cm" fo:margin-right="0cm" fo:line-height="115%" fo:text-align="start" fo:text-indent="0cm"/>
      <style:text-properties fo:color="#ffffff" loext:opacity="100%" fo:font-size="18pt" style:font-size-asian="18pt" style:font-size-complex="18pt"/>
    </style:style>
    <style:style style:name="P43" style:family="paragraph">
      <style:paragraph-properties fo:margin-left="0cm" fo:margin-right="0cm" fo:line-height="100%" fo:text-align="start" fo:text-indent="0cm"/>
      <style:text-properties fo:color="#ffffff" loext:opacity="100%" fo:font-size="18pt" style:font-size-asian="18pt" style:font-size-complex="18pt"/>
    </style:style>
    <style:style style:name="P44" style:family="paragraph">
      <loext:graphic-properties draw:fill-color="#ffffff"/>
      <style:paragraph-properties fo:margin-left="0cm" fo:margin-right="0cm" fo:line-height="115%" fo:text-align="start" fo:text-indent="0cm"/>
      <style:text-properties fo:color="#ffffff" loext:opacity="100%" fo:font-size="18pt" style:font-size-asian="18pt" style:font-size-complex="18pt"/>
    </style:style>
    <style:style style:name="P45" style:family="paragraph">
      <style:text-properties fo:color="#ffffff" loext:opacity="100%" fo:font-size="24pt" style:font-size-asian="24pt" style:font-size-complex="24pt"/>
    </style:style>
    <style:style style:name="P46" style:family="paragraph">
      <style:paragraph-properties fo:line-height="115%" fo:text-align="start"/>
      <style:text-properties fo:font-size="18pt" style:font-size-asian="18pt" style:font-size-complex="18pt"/>
    </style:style>
    <style:style style:name="P47" style:family="paragraph">
      <style:paragraph-properties fo:margin-left="0cm" fo:margin-right="0cm" fo:line-height="115%" fo:text-align="start" fo:text-indent="0cm"/>
      <style:text-properties fo:font-size="18pt" style:font-size-asian="18pt" style:font-size-complex="18pt"/>
    </style:style>
    <style:style style:name="P48" style:family="paragraph">
      <loext:graphic-properties draw:fill-color="#ffffff"/>
      <style:paragraph-properties fo:line-height="115%" fo:text-align="start"/>
      <style:text-properties fo:font-size="18pt" style:font-size-asian="18pt" style:font-size-complex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size-asian="50pt" style:font-size-complex="50pt"/>
    </style:style>
    <style:style style:name="T7" style:family="text">
      <style:text-properties style:font-size-asian="34pt" style:font-size-complex="3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50pt" style:font-size-asian="50pt" style:font-size-complex="50pt"/>
    </style:style>
    <style:style style:name="T10" style:family="text">
      <style:text-properties fo:font-size="24pt" style:font-size-asian="34pt" style:font-size-complex="34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41pt" style:font-size-asian="41pt" style:font-size-complex="41pt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style:font-size-asian="18pt" style:font-size-complex="18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19pt" style:font-size-asian="19pt" style:font-size-complex="19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2.629cm" svg:x="1.301cm" svg:y="3.257cm" presentation:class="title" presentation:user-transformed="true">
          <draw:text-box>
            <text:p text:style-name="P2"><text:span text:style-name="T1">ZOOLOGIA DOS RÉPTEIS</text:span></text:p>
          </draw:text-box>
        </draw:frame>
        <draw:frame presentation:style-name="pr2" draw:text-style-name="P4" draw:layer="layout" svg:width="25.199cm" svg:height="2.819cm" svg:x="1.301cm" svg:y="11.681cm" presentation:class="subtitle" presentation:user-transformed="true">
          <draw:text-box>
            <text:p text:style-name="P3"><text:span text:style-name="T2">Integrantes: João Pedro Gomes, Felipe Ribeiro, Pedro Castro, Lucas Machado, Vitor Tomazini, Breno, Guilherme Loss, Guilherme Caliari e Affons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3cm" svg:x="1.301cm" svg:y="-0.053cm" presentation:class="title" presentation:user-transformed="true">
          <draw:text-box>
            <text:p text:style-name="P6"><text:span text:style-name="T3">SISTEMA RESPIRATÓRIO</text:span></text:p>
          </draw:text-box>
        </draw:frame>
        <draw:frame presentation:style-name="pr5" draw:text-style-name="P9" draw:layer="layout" svg:width="25.199cm" svg:height="6.283cm" svg:x="1.301cm" svg:y="6.5cm">
          <draw:text-box>
            <text:p text:style-name="P7"><text:span text:style-name="T4">● </text:span><text:span text:style-name="T4">Cavidade Nasal</text:span></text:p>
            <text:p text:style-name="P7"><text:span text:style-name="T4">● </text:span><text:span text:style-name="T4">Narinas</text:span></text:p>
            <text:p text:style-name="P7"><text:span text:style-name="T4">● </text:span><text:span text:style-name="T4">Glote</text:span></text:p>
            <text:p text:style-name="P8"><text:span text:style-name="T4">● </text:span><text:span text:style-name="T4">Laringe</text:span></text:p>
            <text:p text:style-name="P8"><text:span text:style-name="T4">● </text:span><text:span text:style-name="T4">Traqueia</text:span></text:p>
            <text:p text:style-name="P8"><text:span text:style-name="T4">● </text:span><text:span text:style-name="T4">Pulmão</text:span></text:p>
          </draw:text-box>
        </draw:frame>
        <draw:frame presentation:style-name="pr6" draw:text-style-name="P11" draw:layer="layout" svg:width="26.699cm" svg:height="2.054cm" svg:x="0.801cm" svg:y="2.446cm">
          <draw:text-box>
            <text:p text:style-name="P10"><text:span text:style-name="T5">Os répteis são animais que apresentam exclusivamente respiração pulmonar.</text:span></text:p>
          </draw:text-box>
        </draw:frame>
        <draw:frame presentation:style-name="pr7" draw:text-style-name="P12" draw:layer="layout" svg:width="7.5cm" svg:height="2.5cm" svg:x="0.5cm" svg:y="4cm" presentation:class="title" presentation:user-transformed="true">
          <draw:text-box>
            <text:p text:style-name="P12"><text:span text:style-name="T6">→</text:span><text:span text:style-name="T7">ESTRUTURA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3cm" svg:x="1.301cm" svg:y="-0.053cm" presentation:class="title" presentation:user-transformed="true">
          <draw:text-box>
            <text:p text:style-name="P6"><text:span text:style-name="T3">SISTEMA RESPIRATÓRIO</text:span></text:p>
          </draw:text-box>
        </draw:frame>
        <draw:frame presentation:style-name="pr8" draw:text-style-name="P15" draw:layer="layout" svg:width="25.199cm" svg:height="6cm" svg:x="1cm" svg:y="6.5cm">
          <draw:text-box>
            <text:p text:style-name="P13"><text:span text:style-name="T4">● </text:span><text:span text:style-name="T4">Inspiração</text:span></text:p>
            <text:p text:style-name="P13"><text:span text:style-name="T4">● </text:span><text:span text:style-name="T4">Troca Gasosa</text:span></text:p>
            <text:p text:style-name="P13"><text:span text:style-name="T4">● </text:span><text:span text:style-name="T4">Expiração</text:span></text:p>
            <text:p text:style-name="P14"><text:span text:style-name="T4"/></text:p>
          </draw:text-box>
        </draw:frame>
        <draw:frame presentation:style-name="pr9" draw:text-style-name="P17" draw:layer="layout" svg:width="17.5cm" svg:height="1.575cm" svg:x="1cm" svg:y="4.425cm">
          <draw:text-box>
            <text:p text:style-name="P16"><text:span text:style-name="T8">A respiração dos répteis envolve várias etapas:</text:span></text:p>
          </draw:text-box>
        </draw:frame>
        <draw:frame presentation:style-name="pr7" draw:text-style-name="P18" draw:layer="layout" svg:width="21.5cm" svg:height="2.5cm" svg:x="0.5cm" svg:y="2cm" presentation:class="title" presentation:user-transformed="true">
          <draw:text-box>
            <text:p text:style-name="P18"><text:span text:style-name="T9">→</text:span><text:span text:style-name="T10">PROCESSO DE RESPIRAÇÃO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9" draw:layer="layout" svg:width="25.199cm" svg:height="3cm" svg:x="1.256cm" svg:y="-0.365cm" presentation:class="title" presentation:user-transformed="true">
          <draw:text-box>
            <text:p text:style-name="P19"><text:span text:style-name="T3">SISTEMA CARDIOVASCULAR</text:span></text:p>
          </draw:text-box>
        </draw:frame>
        <draw:frame presentation:style-name="pr10" draw:text-style-name="P21" draw:layer="layout" svg:width="24.5cm" svg:height="13cm" svg:x="1.5cm" svg:y="1.5cm">
          <draw:text-box>
            <text:p text:style-name="P20"><text:span text:style-name="T11"><text:tab/></text:span><text:span text:style-name="T11">Em todos os répteis, o átrio direito é completamente separado do átrio esquerdo. Crocodilianos possuem dois ventrículos separados, mas nos outros répteis, os ventrículos não estão completamente separados. Mesmo assim, o sangue arterial e o venoso não se misturam e todos os répteis possuem dupla circulação.</text:span></text:p>
            <text:p text:style-name="P20"><text:span text:style-name="T11"/></text:p>
            <text:p text:style-name="P20"><text:span text:style-name="T11"><text:tab/></text:span><text:span text:style-name="T11">No coração dos escamados e tartarugas, o ventrículo funciona como três cavidades. Uma crista muscular divide parcialmente o ventrículo em dois espaços: cava pulmonar e cava venosa.</text:span></text:p>
            <text:p text:style-name="P20"><text:span text:style-name="T11"/></text:p>
            <text:p text:style-name="P20"><text:span text:style-name="T11"><text:tab/></text:span><text:span text:style-name="T11">O terceiro compartimento (cava arteriosa) se comunica com a cava venosa através de um canal intraventricular. O sangue entra no coração pelo átrio direito e esquerdo; e sai do coração pela artéria pulmonar e pelos arcos aórticos direito e esquerdo. O átrio direito recebe sangue venoso do corpo e o átrio esquerdo recebe sangue arterial dos pulmões.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9" draw:layer="layout" svg:width="25.199cm" svg:height="3cm" svg:x="1.256cm" svg:y="-0.365cm" presentation:class="title" presentation:user-transformed="true">
          <draw:text-box>
            <text:p text:style-name="P19"><text:span text:style-name="T3">SISTEMA CARDIOVASCULAR</text:span></text:p>
          </draw:text-box>
        </draw:frame>
        <draw:frame presentation:style-name="pr11" draw:text-style-name="P24" draw:layer="layout" svg:width="16.5cm" svg:height="1.635cm" svg:x="1cm" svg:y="3.365cm">
          <draw:text-box>
            <text:p text:style-name="P23"><text:span text:style-name="T5">O fluxo de sangue no coração segue os seguintes passos:</text:span></text:p>
            <text:p text:style-name="P23"><text:span text:style-name="T5"/></text:p>
          </draw:text-box>
        </draw:frame>
        <draw:frame presentation:style-name="pr12" draw:text-style-name="P21" draw:layer="layout" svg:width="24.5cm" svg:height="2.452cm" svg:x="1cm" svg:y="4.548cm">
          <draw:text-box>
            <text:p text:style-name="P20"><text:span text:style-name="T12">1. </text:span><text:span text:style-name="T11">Com os átrios contraídos, o sangue do átrio esquerdo passa para a cava arteriosa. O sangue do átrio direito para a cava venosa, e em seguida, para a cava pulmonar.</text:span></text:p>
          </draw:text-box>
        </draw:frame>
        <draw:frame presentation:style-name="pr12" draw:text-style-name="P21" draw:layer="layout" svg:width="26cm" svg:height="4.903cm" svg:x="1cm" svg:y="7cm">
          <draw:text-box>
            <text:p text:style-name="P20"><text:span text:style-name="T12">2. </text:span><text:span text:style-name="T11">Quando o ventrículo se contrai, o sangue começa a fluir pelo circuito pulmonar antes de fluir pelo circuito sistêmico, pois a resistência é mais baixa no circuito pulmonar. Durante a contração do ventrículo, o sangue pobre em oxigênio flui para fora da cava pulmonar pela artéria pulmonar e a parede muscular fecha a passagem do sangue entre a cava venosa e a cava pulmonar.</text:span></text:p>
            <text:p text:style-name="P20"><text:span text:style-name="T11"/></text:p>
          </draw:text-box>
        </draw:frame>
        <draw:frame presentation:style-name="pr13" draw:text-style-name="P21" draw:layer="layout" svg:width="26cm" svg:height="3.269cm" svg:x="1cm" svg:y="11.355cm">
          <draw:text-box>
            <text:p text:style-name="P20"><text:span text:style-name="T12">3. </text:span><text:span text:style-name="T11">Então, o sangue oxigenado da cava arteriosa flui para a cava venosa e sai pelos arcos aórticos.</text:span></text:p>
            <text:p text:style-name="P20"><text:span text:style-name="T11"/></text:p>
            <text:p text:style-name="P20"><text:span text:style-name="T11"/></text:p>
          </draw:text-box>
        </draw:frame>
        <draw:frame presentation:style-name="pr14" draw:text-style-name="P25" draw:layer="layout" svg:width="19.5cm" svg:height="1.952cm" svg:x="0.5cm" svg:y="1.5cm" presentation:class="title" presentation:user-transformed="true">
          <draw:text-box>
            <text:p text:style-name="P25"><text:span text:style-name="T13">→</text:span><text:span text:style-name="T14"> </text:span><text:span text:style-name="T14">Entendendo o fluxo de sangue no sangue dos répteis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3cm" svg:x="1.301cm" svg:y="-0.053cm" presentation:class="title" presentation:user-transformed="true">
          <draw:text-box>
            <text:p text:style-name="P6"><text:span text:style-name="T3">SISTEMA CARDIOVASCULAR</text:span></text:p>
          </draw:text-box>
        </draw:frame>
        <draw:frame presentation:style-name="pr15" draw:text-style-name="P27" draw:layer="layout" svg:width="26.699cm" svg:height="10cm" svg:x="0.5cm" svg:y="2cm">
          <draw:text-box>
            <text:p text:style-name="P26"><text:span text:style-name="T15">As tartarugas e escamados tem a capacidade de alterar o fluxo do sangue de acordo com a necessidade respiratória e de temperatura. Essa mudança é controlada através de diferenças de pressão entre o circuito sistêmico e pulmonar; e pela contenção e liberação do sangue remanescente na cava venosa.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3cm" svg:x="1.301cm" svg:y="-0.053cm" presentation:class="title" presentation:user-transformed="true">
          <draw:text-box>
            <text:p text:style-name="P6"><text:span text:style-name="T3">SISTEMA CARDIOVASCULAR</text:span></text:p>
          </draw:text-box>
        </draw:frame>
        <draw:frame presentation:style-name="pr16" draw:text-style-name="P29" draw:layer="layout" svg:width="20cm" svg:height="1.576cm" svg:x="0.5cm" svg:y="1.924cm">
          <draw:text-box>
            <text:p text:style-name="P28"><text:span text:style-name="T16">→</text:span><text:span text:style-name="T2">Desvio de circulação da esquerda para a direita</text:span></text:p>
          </draw:text-box>
        </draw:frame>
        <draw:frame presentation:style-name="pr17" draw:text-style-name="P31" draw:layer="layout" svg:width="26cm" svg:height="4.267cm" svg:x="1cm" svg:y="8.5cm">
          <draw:text-box>
            <text:p text:style-name="P30"><text:span text:style-name="T5"><text:s text:c="2"/></text:span><text:span text:style-name="T5">O sangue venoso vai do átrio direito para a cava venosa e, em vez de ir para a cava pulmonar, sai do coração pelos arcos aórticos, enviando sangue venoso para o circuito sistêmico. Esse mecanismo mantém o calor no corpo, evitando a dispersão de calor pela respiração, especialmente quando o animal se aquece ao sol ou está em mergulho, economizando ar nos pulmões e aproveitando o oxigênio no sangue sistêmico.</text:span></text:p>
            <text:p text:style-name="P30"><text:span text:style-name="T5"/></text:p>
          </draw:text-box>
        </draw:frame>
        <draw:frame presentation:style-name="pr16" draw:text-style-name="P29" draw:layer="layout" svg:width="20cm" svg:height="1.576cm" svg:x="0.5cm" svg:y="6.424cm">
          <draw:text-box>
            <text:p text:style-name="P28"><text:span text:style-name="T16">→</text:span><text:span text:style-name="T2">Desvio de circulação da direita para a esquerda</text:span></text:p>
          </draw:text-box>
        </draw:frame>
        <draw:frame presentation:style-name="pr17" draw:text-style-name="P31" draw:layer="layout" svg:width="26cm" svg:height="3.556cm" svg:x="1cm" svg:y="3.5cm">
          <draw:text-box>
            <text:p text:style-name="P30"><text:span text:style-name="T5"><text:s text:c="2"/></text:span><text:span text:style-name="T5">O sangue oxigenado é desviado dos arcos aórticos para a artéria pulmonar, aumentando o volume de sangue oxigenado nos pulmões. Isso ajuda o animal a perder calor através do resfriamento do sangue durante a respiração.</text:span></text:p>
            <text:p text:style-name="P32"><text:span text:style-name="T5"/></text:p>
          </draw:text-box>
        </draw:frame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3" draw:layer="layout" svg:width="25.199cm" svg:height="3cm" svg:x="1.301cm" svg:y="0.25cm" presentation:class="title" presentation:user-transformed="true">
          <draw:text-box>
            <text:p text:style-name="P33"><text:span text:style-name="T3">SISTEMA EXCRETOR</text:span></text:p>
          </draw:text-box>
        </draw:frame>
        <draw:frame presentation:style-name="pr18" draw:text-style-name="P35" draw:layer="layout" svg:width="25.699cm" svg:height="3.726cm" svg:x="1.301cm" svg:y="2.887cm">
          <draw:text-box>
            <text:p text:style-name="P34"><text:span text:style-name="T17">O sistema excretor dos répteis é bastante eficiente para lidar com a conservação de água, especialmente em ambientes terrestres. Ele é composto por rins mesonéfricos (ou metanéfricos), que são responsáveis pela filtração do sangue para remover resíduos e pela regulação osmótica.</text:span></text:p>
            <text:p text:style-name="P34"><text:span text:style-name="T17"/></text:p>
          </draw:text-box>
        </draw:frame>
        <draw:frame presentation:style-name="pr18" draw:text-style-name="P37" draw:layer="layout" svg:width="25.699cm" svg:height="3.556cm" svg:x="1cm" svg:y="6.444cm">
          <draw:text-box>
            <text:p text:style-name="P36"><text:span text:style-name="T5">● </text:span><text:span text:style-name="T5">Rins Mesonéfricos: Os rins dos répteis são estruturas alongadas que filtram o sangue através de unidades funcionais chamadas néfrons. Cada néfron consiste em um glomérulo (onde ocorre a filtração inicial), um túbulo contorcido proximal, um laço de Henle e um túbulo contorcido distal, que eventualmente se conecta ao ducto coletor.</text:span></text:p>
            <text:p text:style-name="P36"><text:span text:style-name="T5"/></text:p>
          </draw:text-box>
        </draw:frame>
        <draw:frame presentation:style-name="pr18" draw:text-style-name="P37" draw:layer="layout" svg:width="25.699cm" svg:height="3.556cm" svg:x="1cm" svg:y="9.944cm">
          <draw:text-box>
            <text:p text:style-name="P36"><text:span text:style-name="T5">● </text:span><text:span text:style-name="T5">Conservação de Água: Répteis, especialmente aqueles que habitam ambientes áridos, têm a capacidade de concentrar a urina para conservar água. Isso é alcançado reabsorvendo água através do túbulo renal, ajustando a permeabilidade da cloaca (por onde a urina é eliminada) e excretando urina altamente concentrada.</text:span></text:p>
            <text:p text:style-name="P36"><text:span text:style-name="T5"/></text:p>
          </draw:text-box>
        </draw:frame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3" draw:layer="layout" svg:width="25.199cm" svg:height="3cm" svg:x="1.301cm" svg:y="0.25cm" presentation:class="title" presentation:user-transformed="true">
          <draw:text-box>
            <text:p text:style-name="P33"><text:span text:style-name="T3">SISTEMA EXCRETOR</text:span></text:p>
          </draw:text-box>
        </draw:frame>
        <draw:frame presentation:style-name="pr19" draw:text-style-name="P35" draw:layer="layout" svg:width="25.699cm" svg:height="3.726cm" svg:x="1cm" svg:y="9.5cm">
          <draw:text-box>
            <text:p text:style-name="P34"><text:span text:style-name="T17">Em resumo, o sistema excretor dos répteis é adaptado para conservar água eficientemente e se adequar às condições variáveis dos habitats terrestres que muitos répteis habitam.</text:span></text:p>
            <text:p text:style-name="P34"><text:span text:style-name="T17"/></text:p>
            <text:p text:style-name="P34"><text:span text:style-name="T17"/></text:p>
          </draw:text-box>
        </draw:frame>
        <draw:frame presentation:style-name="pr18" draw:text-style-name="P37" draw:layer="layout" svg:width="25.699cm" svg:height="3.556cm" svg:x="1cm" svg:y="3cm">
          <draw:text-box>
            <text:p text:style-name="P36"><text:span text:style-name="T5">● </text:span><text:span text:style-name="T5">Excreção de Ácido Úrico: A urina dos répteis é geralmente espessa e composta principalmente de ácido úrico, que é excretado como uma pasta ou cristais sólidos. Isso minimiza a perda de água em comparação com a excreção de urina líquida, como em mamíferos.</text:span></text:p>
            <text:p text:style-name="P36"><text:span text:style-name="T5"/></text:p>
          </draw:text-box>
        </draw:frame>
        <draw:frame presentation:style-name="pr18" draw:text-style-name="P37" draw:layer="layout" svg:width="25.699cm" svg:height="3.5cm" svg:x="1cm" svg:y="6cm">
          <draw:text-box>
            <text:p text:style-name="P36"><text:span text:style-name="T5">● </text:span><text:span text:style-name="T5">Cavidade Cloacal: A urina, fezes e produtos reprodutivos são eliminados através da cloaca, uma estrutura comum aos sistemas digestivo, urinário e reprodutivo dos répteis.</text:span></text:p>
            <text:p text:style-name="P36"><text:span text:style-name="T5"/></text:p>
          </draw:text-box>
        </draw:frame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3cm" svg:x="1.301cm" svg:y="0.25cm" presentation:class="title" presentation:user-transformed="true">
          <draw:text-box>
            <text:p text:style-name="P6"><text:span text:style-name="T3">NICHO ECOLÓGICO</text:span></text:p>
          </draw:text-box>
        </draw:frame>
        <draw:frame presentation:style-name="pr18" draw:text-style-name="P31" draw:layer="layout" svg:width="25.699cm" svg:height="4.978cm" svg:x="1cm" svg:y="3cm">
          <draw:text-box>
            <text:p text:style-name="P30"><text:span text:style-name="T5">O nicho ecológico refere-se ao papel e posição que uma espécie ocupa em seu ambiente, incluindo todos os fatores bióticos e abióticos que influenciam sua sobrevivência, reprodução e interação com outras espécies. Ele abrange os recursos que a espécie utiliza, como alimento e habitat, bem como suas relações com outros organismos, como predadores, presas e competidores. Em resumo, o nicho ecológico define "o que" a espécie faz e "onde" ela faz isso no ecossistema.</text:span></text:p>
            <text:p text:style-name="P30"><text:span text:style-name="T5"/></text:p>
          </draw:text-box>
        </draw:frame>
        <draw:frame presentation:style-name="pr20" draw:text-style-name="P40" draw:layer="layout" svg:width="25.699cm" svg:height="5.062cm" svg:x="0.801cm" svg:y="7.438cm">
          <draw:text-box>
            <text:p text:style-name="P38"><text:span text:style-name="T17">● </text:span><text:span text:style-name="T17">Habitat</text:span></text:p>
            <text:p text:style-name="P39"><text:span text:style-name="T17">● </text:span><text:span text:style-name="T17">Comportamento</text:span></text:p>
            <text:p text:style-name="P39"><text:span text:style-name="T17">● </text:span><text:span text:style-name="T17">Dieta</text:span></text:p>
            <text:p text:style-name="P39"><text:span text:style-name="T17">● </text:span><text:span text:style-name="T17">Adaptações</text:span></text:p>
            <text:p text:style-name="P39"><text:span text:style-name="T17">● </text:span><text:span text:style-name="T17">Reprodução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10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Padrão" presentation:presentation-page-layout-name="AL1T0">
        <draw:custom-shape draw:style-name="gr3" draw:text-style-name="P1" draw:layer="layout" svg:width="27cm" svg:height="15.05cm" svg:x="0.5cm" svg:y="0.25cm">
          <text:p text:style-name="P41"><text:span text:style-name="T5">●</text:span><text:span text:style-name="T5">Interações ecológicas</text:span></text:p>
          <text:p text:style-name="P41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6" draw:layer="layout" svg:width="25.199cm" svg:height="3cm" svg:x="1.301cm" svg:y="0.25cm" presentation:class="title" presentation:user-transformed="true">
          <draw:text-box>
            <text:p text:style-name="P6"><text:span text:style-name="T3">NICHO ECOLÓGICO</text:span></text:p>
          </draw:text-box>
        </draw:frame>
        <draw:frame presentation:style-name="pr21" draw:text-style-name="P44" draw:layer="layout" svg:width="11.5cm" svg:height="5.084cm" svg:x="0.933cm" svg:y="5.332cm">
          <draw:text-box>
            <text:p text:style-name="P42"><text:span text:style-name="T5">● </text:span><text:span text:style-name="T5">Predador de Insetos</text:span></text:p>
            <text:p text:style-name="P43"><text:span text:style-name="T5">● </text:span><text:span text:style-name="T5">Presas para outros predadores</text:span></text:p>
            <text:p text:style-name="P43"><text:span text:style-name="T5">● </text:span><text:span text:style-name="T5">Indicador de saúde do Ecossistema</text:span></text:p>
            <text:p text:style-name="P43"><text:span text:style-name="T5">● </text:span><text:span text:style-name="T5">Interações simbióticas</text:span></text:p>
            <text:p text:style-name="P43"><text:span text:style-name="T5">● </text:span><text:span text:style-name="T5">Regulador de Populações de inseto</text:span></text:p>
            <text:p text:style-name="P43"><text:span text:style-name="T5">● </text:span><text:span text:style-name="T5">Manutenção da saúde das plantas</text:span></text:p>
            <text:p text:style-name="P43"><text:span text:style-name="T5">● </text:span><text:span text:style-name="T5">Parte da Cadeia Alimentar</text:span></text:p>
          </draw:text-box>
        </draw:frame>
        <draw:frame presentation:style-name="pr22" draw:text-style-name="P45" draw:layer="layout" svg:width="9.199cm" svg:height="1.5cm" svg:x="8.801cm" svg:y="2.5cm" presentation:class="title" presentation:user-transformed="true">
          <draw:text-box>
            <text:p text:style-name="P45"><text:span text:style-name="T18">Interações Ecológicas</text:span></text:p>
          </draw:text-box>
        </draw:frame>
        <draw:frame presentation:style-name="pr23" draw:text-style-name="P44" draw:layer="layout" svg:width="12.5cm" svg:height="1.5cm" svg:x="0.5cm" svg:y="3.5cm">
          <draw:text-box>
            <text:p text:style-name="P42"><text:span text:style-name="T19">→</text:span><text:span text:style-name="T5"> </text:span><text:span text:style-name="T5">Profissão do camaleão para o ambiente</text:span></text:p>
          </draw:text-box>
        </draw:frame>
        <draw:frame presentation:style-name="pr24" draw:text-style-name="P44" draw:layer="layout" svg:width="23cm" svg:height="2.084cm" svg:x="0.5cm" svg:y="10.416cm">
          <draw:text-box>
            <text:p text:style-name="P42"><text:span text:style-name="T19">→</text:span><text:span text:style-name="T5"> </text:span><text:span text:style-name="T5">controle de população dos insetos por meio dos camaleões</text:span></text:p>
            <text:p text:style-name="P42"><text:span text:style-name="T5"/></text:p>
          </draw:text-box>
        </draw:frame>
        <draw:frame presentation:style-name="pr25" draw:text-style-name="P44" draw:layer="layout" svg:width="11.5cm" svg:height="3.162cm" svg:x="1cm" svg:y="11.338cm">
          <draw:text-box>
            <text:p text:style-name="P42"><text:span text:style-name="T5">● </text:span><text:span text:style-name="T5">Habilidade de Caçar</text:span></text:p>
            <text:p text:style-name="P43"><text:span text:style-name="T5">● </text:span><text:span text:style-name="T5">Comportamento de Emboscada</text:span></text:p>
            <text:p text:style-name="P43"><text:span text:style-name="T5">● </text:span><text:span text:style-name="T5">Dieta Variada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11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3" draw:layer="layout" svg:width="25.199cm" svg:height="3cm" svg:x="1.301cm" svg:y="0cm" presentation:class="title" presentation:user-transformed="true">
          <draw:text-box>
            <text:p text:style-name="P33"><text:span text:style-name="T3">Tecido Epitelial</text:span></text:p>
          </draw:text-box>
        </draw:frame>
        <draw:frame presentation:style-name="pr26" draw:text-style-name="P37" draw:layer="layout" svg:width="25.699cm" svg:height="2.845cm" svg:x="1cm" svg:y="2.655cm">
          <draw:text-box>
            <text:p text:style-name="P36"><text:span text:style-name="T5">O tecido epitelial dos répteis é especializado para proteger o corpo desses animais e desempenhar várias funções vitais. Ele é composto por células organizadas em camadas, formando uma barreira entre o interior do corpo e o ambiente externo. Algumas funções e características do tecido epitelial dos répteis são:</text:span></text:p>
          </draw:text-box>
        </draw:frame>
        <draw:frame presentation:style-name="pr27" draw:text-style-name="P48" draw:layer="layout" svg:width="25.699cm" svg:height="8.988cm" svg:x="0.801cm" svg:y="6.012cm">
          <draw:text-box>
            <text:p text:style-name="P46"><text:span text:style-name="T5">● </text:span><text:span text:style-name="T5">O tecido epitelial forma uma camada protetora que ajuda a prevenir a entrada de micro-organismos, perda de água e danos mecânicos.</text:span></text:p>
            <text:p text:style-name="P46"><text:span text:style-name="T5">● </text:span><text:span text:style-name="T5">Nos répteis, o epitélio é muitas vezes queratinizado, ou seja, as células epiteliais produzem queratina, uma proteína resistente que torna a pele mais resistente e impermeável.</text:span></text:p>
            <text:p text:style-name="P47"><text:span text:style-name="T5">● </text:span><text:span text:style-name="T5">Em algumas espécies, áreas especializadas do epitélio participam das trocas gasosas, como as membranas mucosas encontradas nas cavidades bucais e nasais.</text:span></text:p>
            <text:p text:style-name="P47"><text:span text:style-name="T5">● </text:span><text:span text:style-name="T5">O epitélio pode conter células glandulares que produzem secreções, como muco e substâncias que ajudam na digestão e na proteção da pele.</text:span></text:p>
            <text:p text:style-name="P47"><text:span text:style-name="T5"/></text:p>
            <text:p text:style-name="P47"><text:span text:style-name="T5"/></text:p>
          </draw:text-box>
        </draw:frame>
        <presentation:notes draw:style-name="dp4">
          <draw:page-thumbnail draw:style-name="gr2" draw:layer="layout" svg:width="19.798cm" svg:height="11.136cm" svg:x="0.6cm" svg:y="2.257cm" draw:page-number="1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custom-shape draw:style-name="gr1" draw:text-style-name="P1" draw:layer="layout" svg:width="27cm" svg:height="15.05cm" svg:x="0.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33" draw:layer="layout" svg:width="25.199cm" svg:height="3cm" svg:x="1.301cm" svg:y="0.25cm" presentation:class="title" presentation:user-transformed="true">
          <draw:text-box>
            <text:p text:style-name="P33"><text:span text:style-name="T3">TECIDO EPITELIAL</text:span></text:p>
          </draw:text-box>
        </draw:frame>
        <draw:frame presentation:style-name="pr28" draw:text-style-name="P48" draw:layer="layout" svg:width="25.699cm" svg:height="5.5cm" svg:x="0.801cm" svg:y="2.5cm">
          <draw:text-box>
            <text:p text:style-name="P46"><text:span text:style-name="T5">●</text:span><text:span text:style-name="T5">O tecido epitelial dos répteis tem uma capacidade significativa de renovação e cicatrização, permitindo a recuperação rápida de feridas e danos.</text:span></text:p>
            <text:p text:style-name="P46"><text:span text:style-name="T5"/></text:p>
            <text:p text:style-name="P46"><text:span text:style-name="T5">●</text:span><text:span text:style-name="T5">O epitélio pode variar em formato e espessura dependendo da localização e da função. Pode ser simples (uma camada de células) ou estratificado (múltiplas camadas de células).</text:span></text:p>
          </draw:text-box>
        </draw:frame>
        <draw:frame presentation:style-name="pr28" draw:text-style-name="P48" draw:layer="layout" svg:width="25.699cm" svg:height="5.5cm" svg:x="0.801cm" svg:y="7.5cm">
          <draw:text-box>
            <text:p text:style-name="P46"><text:span text:style-name="T5">No geral, o tecido epitelial dos répteis é uma estrutura adaptativa crucial que contribui para a sobrevivência desses animais em diversos ambientes, especialmente em condições secas e áridas.</text:span></text:p>
            <text:p text:style-name="P46"><text:span text:style-name="T5"/></text:p>
          </draw:text-box>
        </draw:frame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ffff" draw:end-color="#b2b2b2" draw:start-intensity="100%" draw:end-intensity="100%" draw:angle="0deg" draw:border="0%"/>
    <draw:gradient draw:name="Gradient_20_10" draw:display-name="Gradient 10" draw:style="linear" draw:start-color="#069a2e" draw:end-color="#5eb91e" draw:start-intensity="100%" draw:end-intensity="100%" draw:angle="0deg" draw:border="0%"/>
    <draw:gradient draw:name="Gradient_20_2" draw:display-name="Gradient 2" draw:style="linear" draw:start-color="#ffffff" draw:end-color="#b2b2b2" draw:start-intensity="100%" draw:end-intensity="100%" draw:angle="0deg" draw:border="0%"/>
    <draw:gradient draw:name="Gradient_20_4" draw:display-name="Gradient 4" draw:style="linear" draw:start-color="#ff4000" draw:end-color="#ff0000" draw:start-intensity="100%" draw:end-intensity="100%" draw:angle="0deg" draw:border="0%"/>
    <draw:gradient draw:name="Gradient_20_6" draw:display-name="Gradient 6" draw:style="linear" draw:start-color="#ff4000" draw:end-color="#ff0000" draw:start-intensity="100%" draw:end-intensity="100%" draw:angle="0deg" draw:border="0%"/>
    <draw:gradient draw:name="Gradient_20_7" draw:display-name="Gradient 7" draw:style="linear" draw:start-color="#ff4000" draw:end-color="#ff0000" draw:start-intensity="100%" draw:end-intensity="100%" draw:angle="0deg" draw:border="0%"/>
    <draw:gradient draw:name="Gradient_20_8" draw:display-name="Gradient 8" draw:style="linear" draw:start-color="#ff4000" draw:end-color="#ff0000" draw:start-intensity="100%" draw:end-intensity="100%" draw:angle="0deg" draw:border="0%"/>
    <draw:gradient draw:name="Gradient_20_9" draw:display-name="Gradient 9" draw:style="linear" draw:start-color="#069a2e" draw:end-color="#5eb91e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gradient" draw:style="linear" draw:start-color="#8e03a3" draw:end-color="#53026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0T14:50:38.731501595</meta:creation-date>
    <dc:date>2024-07-10T20:07:22.961086468</dc:date>
    <meta:editing-duration>PT50M34S</meta:editing-duration>
    <meta:editing-cycles>2</meta:editing-cycles>
    <meta:generator>LibreOffice/7.3.7.2$Linux_X86_64 LibreOffice_project/30$Build-2</meta:generator>
    <meta:document-statistic meta:object-count="108"/>
  </office:meta>
</office:document-meta>
</file>